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line-height="150%" fo:text-align="center" style:justify-single-word="false" style:page-number="auto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2" style:family="paragraph" style:parent-style-name="Standard">
      <style:paragraph-properties fo:line-height="150%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3" style:family="paragraph" style:parent-style-name="Standard">
      <style:paragraph-properties fo:line-height="100%" fo:text-align="justify" style:justify-single-word="false"/>
      <style:text-properties style:font-name="Times New Roman" fo:font-size="12pt" officeooo:paragraph-rsid="0006d0d5" style:font-size-asian="12pt" style:font-size-complex="12pt"/>
    </style:style>
    <style:style style:name="P4" style:family="paragraph" style:parent-style-name="Standard">
      <style:paragraph-properties fo:line-height="150%"/>
      <style:text-properties style:font-name="Times New Roman" fo:font-size="12pt" style:font-size-asian="12pt" style:font-name-complex="Times New Roman1" style:font-size-complex="12pt"/>
    </style:style>
    <style:style style:name="P5" style:family="paragraph" style:parent-style-name="Standard">
      <style:paragraph-properties fo:margin-left="1.752cm" fo:margin-right="0cm" fo:line-height="150%" fo:text-indent="0cm" style:auto-text-indent="false"/>
      <style:text-properties style:font-name="Times New Roman" fo:font-size="12pt" style:font-size-asian="12pt" style:font-size-complex="12pt"/>
    </style:style>
    <style:style style:name="P6" style:family="paragraph" style:parent-style-name="Standard">
      <style:paragraph-properties fo:margin-left="0cm" fo:margin-right="0cm" fo:line-height="150%" fo:text-indent="8.001cm" style:auto-text-indent="false"/>
      <style:text-properties style:font-name="Times New Roman" fo:font-size="12pt" style:font-size-asian="12pt" style:font-name-complex="Times New Roman1" style:font-size-complex="12pt"/>
    </style:style>
    <style:style style:name="P7" style:family="paragraph" style:parent-style-name="Standard">
      <style:paragraph-properties fo:margin-left="0cm" fo:margin-right="0cm" fo:line-height="100%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8" style:family="paragraph" style:parent-style-name="Standard">
      <style:paragraph-properties fo:margin-left="0cm" fo:margin-right="0cm" fo:margin-top="0cm" fo:margin-bottom="0.353cm" loext:contextual-spacing="false" fo:line-height="100%" fo:text-indent="0cm" style:auto-text-indent="false"/>
      <style:text-properties style:font-name="Times New Roman" fo:font-size="12pt" officeooo:paragraph-rsid="00036675" style:font-size-asian="12pt" style:font-size-complex="12pt"/>
    </style:style>
    <style:style style:name="T1" style:family="text">
      <style:text-properties officeooo:rsid="0008bc39"/>
    </style:style>
    <style:style style:name="T2" style:family="text">
      <style:text-properties style:font-name-complex="Times New Roman1"/>
    </style:style>
    <style:style style:name="T3" style:family="text">
      <style:text-properties officeooo:rsid="000a4142" style:font-name-complex="Times New Roman1"/>
    </style:style>
    <style:style style:name="T4" style:family="text">
      <style:text-properties officeooo:rsid="000c0f14" style:font-name-complex="Times New Roman1"/>
    </style:style>
    <style:style style:name="T5" style:family="text">
      <style:text-properties officeooo:rsid="000d97c5" style:font-name-complex="Times New Roman1"/>
    </style:style>
    <style:style style:name="T6" style:family="text">
      <style:text-properties officeooo:rsid="000e2419" style:font-name-complex="Times New Roman1"/>
    </style:style>
    <style:style style:name="T7" style:family="text">
      <style:text-properties officeooo:rsid="000fd6ce" style:font-name-complex="Times New Roman1"/>
    </style:style>
    <style:style style:name="T8" style:family="text">
      <style:text-properties officeooo:rsid="0010a3c7" style:font-name-complex="Times New Roman1"/>
    </style:style>
    <style:style style:name="T9" style:family="text">
      <style:text-properties officeooo:rsid="00144557" style:font-name-complex="Times New Roman1"/>
    </style:style>
    <style:style style:name="T10" style:family="text">
      <style:text-properties fo:language="id" fo:country="ID" fo:font-weight="normal" style:font-weight-asian="normal" style:font-name-complex="Times New Roman1" style:font-weight-complex="normal"/>
    </style:style>
    <style:style style:name="T11" style:family="text">
      <style:text-properties fo:language="id" fo:country="ID" fo:font-weight="normal" officeooo:rsid="00036675" style:font-weight-asian="normal" style:font-name-complex="Times New Roman1" style:font-weight-complex="normal"/>
    </style:style>
    <style:style style:name="T12" style:family="text">
      <style:text-properties fo:language="id" fo:country="ID" fo:font-weight="normal" officeooo:rsid="0010a3c7" style:font-weight-asian="normal" style:font-name-complex="Times New Roman1" style:font-weight-complex="normal"/>
    </style:style>
    <style:style style:name="T13" style:family="text">
      <style:text-properties fo:language="id" fo:country="ID" fo:font-weight="bold" style:font-weight-asian="bold" style:font-name-complex="Times New Roman1"/>
    </style:style>
    <style:style style:name="T14" style:family="text">
      <style:text-properties fo:language="id" fo:country="ID" fo:font-weight="bold" officeooo:rsid="0010a3c7" style:font-weight-asian="bold" style:font-name-complex="Times New Roman1"/>
    </style:style>
    <style:style style:name="T15" style:family="text">
      <style:text-properties style:text-underline-style="solid" style:text-underline-width="auto" style:text-underline-color="font-color" fo:font-weight="bold" officeooo:rsid="0010a3c7" style:font-weight-asian="bold" style:font-name-complex="Times New Roman1"/>
    </style:style>
    <style:style style:name="T16" style:family="text">
      <style:text-properties fo:font-weight="normal" style:font-weight-asian="normal" style:font-name-complex="Times New Roman1" style:font-weight-complex="normal"/>
    </style:style>
    <style:style style:name="T17" style:family="text">
      <style:text-properties fo:font-weight="normal" officeooo:rsid="0008f5cc" style:font-weight-asian="normal" style:font-name-complex="Times New Roman1" style:font-weight-complex="normal"/>
    </style:style>
    <style:style style:name="T18" style:family="text">
      <style:text-properties officeooo:rsid="00126bf4"/>
    </style:style>
    <style:style style:name="T19" style:family="text">
      <style:text-properties officeooo:rsid="0014455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RNYATAAN KEABSAHAN SKRIPSI</text:p>
      <text:p text:style-name="P2"/>
      <text:p text:style-name="P5"><text:span text:style-name="T2">Yang bertandatangan di bawah ini saya :<text:line-break/>Nama<text:tab/><text:tab/><text:tab/><text:tab/>: </text:span><text:span text:style-name="T8">Firhan Adnan Sofyan Denoor</text:span><text:span text:style-name="T2"><text:line-break/>Nomor Pokok Mahasiswa<text:tab/><text:tab/>: </text:span><text:span text:style-name="T11">11</text:span><text:span text:style-name="T12">01151316</text:span><text:span text:style-name="T2"><text:line-break/>Program Studi<text:tab/><text:tab/><text:tab/>: Teknik Informatika<text:line-break/>Program Pendidikan<text:tab/><text:tab/>: Strata 1 (S1)</text:span></text:p>
      <text:p text:style-name="P3"><text:span text:style-name="T2">Menyatakan dengan sesungguhnya, Bahwa Skripsi dengan Judul “</text:span><text:span text:style-name="T14">Sistem Informasi Tracer Study pada Universitas Banten Jaya</text:span><text:span text:style-name="T13">”</text:span><text:span text:style-name="T10">,</text:span><text:span text:style-name="T16"> </text:span><text:span text:style-name="T17">d</text:span><text:span text:style-name="T16">i</text:span><text:span text:style-name="T2">buat </text:span><text:span text:style-name="T7">untuk</text:span><text:span text:style-name="T2"> melengkapi persyaratan menjadi Sarjana Komputer pada Program Studi Teknik Informatika Jenjang Pendidikan Strata 1 Universitas Banten Jaya, </text:span><text:span text:style-name="T3">b</text:span><text:span text:style-name="T2">ukan merupakan tiruan atau duplikasi dari Skripsi yang sudah </text:span><text:span text:style-name="T4">d</text:span><text:span text:style-name="T2">ipublikasi dan atau pernah dipakai untuk mendapatkan gelar kesarjanaan dilingkungan Universitas Banten Jaya maupun di Perguruan Tinggi </text:span><text:span text:style-name="T5">d</text:span><text:span text:style-name="T2">an Instansi manapun, </text:span><text:span text:style-name="T4">k</text:span><text:span text:style-name="T2">ecuali bagian sumber Informasi </text:span><text:span text:style-name="T7">yang</text:span><text:span text:style-name="T2"> dicantumkan sebagai mana mestinya.<text:line-break/>Apabila ada pihak-pihak lain yang merasa dirugikan dengan </text:span><text:span text:style-name="T9">k</text:span><text:span text:style-name="T2">arya </text:span><text:span text:style-name="T9">i</text:span><text:span text:style-name="T2">lmiah </text:span><text:span text:style-name="T9">s</text:span><text:span text:style-name="T2">aya </text:span><text:span text:style-name="T9">i</text:span><text:span text:style-name="T2">ni, </text:span><text:span text:style-name="T6">m</text:span><text:span text:style-name="T2">aka saya bersedia dicabu</text:span><text:bookmark text:name="_GoBack"/><text:span text:style-name="T2">t gelar kesarjanaannya.</text:span></text:p>
      <text:p text:style-name="P4"/>
      <text:p text:style-name="P6"><text:s text:c="10"/>Serang, <text:span text:style-name="T19">14</text:span> <text:span text:style-name="T19">Agustus</text:span> 201<text:span text:style-name="T18">9</text:span></text:p>
      <text:p text:style-name="P6"/>
      <text:p text:style-name="P7"/>
      <text:p text:style-name="P7"/>
      <text:p text:style-name="P8"><text:span text:style-name="T2"><text:tab/><text:tab/><text:tab/><text:tab/><text:tab/><text:tab/> <text:s text:c="8"/></text:span><text:span text:style-name="T15">Firhan Adnan Sofyan Denoor</text:span><text:span text:style-name="T2"><text:line-break/> <text:s text:c="90"/>NPM : </text:span><text:span text:style-name="T10"><text:s/></text:span><text:span text:style-name="T11">11</text:span><text:span text:style-name="T12">0115131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id" fo:country="ID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001cm" fo:margin-bottom="3cm" fo:margin-left="4.001cm" fo:margin-right="3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08:42:00</meta:creation-date>
    <meta:initial-creator>Acer</meta:initial-creator>
    <dc:language>id-ID</dc:language>
    <dc:date>2019-08-13T22:30:46.673000000</dc:date>
    <meta:editing-cycles>20</meta:editing-cycles>
    <meta:editing-duration>PT1H33M33S</meta:editing-duration>
    <meta:generator>LibreOffice/6.0.4.2$Windows_X86_64 LibreOffice_project/9b0d9b32d5dcda91d2f1a96dc04c645c450872bf</meta:generator>
    <meta:print-date>2018-09-11T08:02:57.976436145</meta:print-date>
    <meta:document-statistic meta:table-count="0" meta:image-count="0" meta:object-count="0" meta:page-count="1" meta:paragraph-count="5" meta:word-count="133" meta:character-count="1090" meta:non-whitespace-character-count="83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